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9.37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T1" style:family="text"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style:font-name-asian="WenQuanYi Micro Hei" style:font-name-complex="Lohit Hindi"/>
    </style:style>
  </office:automatic-styles>
  <office:body>
    <office:spreadsheet>
      <table:table table:name="SIGMOD" table:style-name="ta1">
        <table:table-column table:style-name="co1" table:number-columns-repeated="15" table:default-cell-style-name="Default"/>
        <table:table-row table:style-name="ro1">
          <table:table-cell office:value-type="string">
            <text:p>Sigmod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>
            <text:p>Innovations Award</text:p>
          </table:table-cell>
          <table:table-cell table:style-name="ce2"/>
          <table:table-cell table:style-name="ce2" office:value-type="string">
            <text:p>Contributions Award</text:p>
          </table:table-cell>
          <table:table-cell table:style-name="ce2" table:number-columns-repeated="10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3054">
            <text:p>53054</text:p>
          </table:table-cell>
          <table:table-cell office:value-type="string">
            <text:p>Surajit Chaudhuri</text:p>
          </table:table-cell>
          <table:table-cell/>
          <table:table-cell office:value-type="string">
            <text:p>Gerhard Weikum</text:p>
          </table:table-cell>
          <table:table-cell table:number-columns-repeated="10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460">
            <text:p>50460</text:p>
          </table:table-cell>
          <table:table-cell office:value-type="string">
            <text:p>Umeshwar Dayal</text:p>
          </table:table-cell>
          <table:table-cell/>
          <table:table-cell office:value-type="string">
            <text:p>David Lomet</text:p>
          </table:table-cell>
          <table:table-cell table:number-columns-repeated="10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3118">
            <text:p>53118</text:p>
          </table:table-cell>
          <table:table-cell office:value-type="string">
            <text:p>Masaru Kitsuregawa</text:p>
          </table:table-cell>
          <table:table-cell/>
          <table:table-cell office:value-type="string">
            <text:p>Beng Chin Ooi</text:p>
          </table:table-cell>
          <table:table-cell table:number-columns-repeated="10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6362">
            <text:p>66362</text:p>
          </table:table-cell>
          <table:table-cell office:value-type="string">
            <text:p>Moshe Y. Vardi</text:p>
          </table:table-cell>
          <table:table-cell/>
          <table:table-cell office:value-type="string">
            <text:p>Klaus R. Dittrich</text:p>
          </table:table-cell>
          <table:table-cell table:number-columns-repeated="10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3637">
            <text:p>53637</text:p>
          </table:table-cell>
          <table:table-cell office:value-type="string">
            <text:p>Jennifer Widom</text:p>
          </table:table-cell>
          <table:table-cell/>
          <table:table-cell office:value-type="string">
            <text:p>Hans-Jörg Schek</text:p>
          </table:table-cell>
          <table:table-cell table:number-columns-repeated="10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3209">
            <text:p>53209</text:p>
          </table:table-cell>
          <table:table-cell office:value-type="string">
            <text:p>Jeffrey D. Ullman</text:p>
          </table:table-cell>
          <table:table-cell/>
          <table:table-cell office:value-type="string">
            <text:p>Tamer Özsu</text:p>
          </table:table-cell>
          <table:table-cell table:number-columns-repeated="10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9520">
            <text:p>49520</text:p>
          </table:table-cell>
          <table:table-cell office:value-type="string">
            <text:p>Michael Carey</text:p>
          </table:table-cell>
          <table:table-cell/>
          <table:table-cell office:value-type="string">
            <text:p>Hongjun Lu</text:p>
          </table:table-cell>
          <table:table-cell table:number-columns-repeated="10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110">
            <text:p>68110</text:p>
          </table:table-cell>
          <table:table-cell office:value-type="string">
            <text:p>Ronald Fagin</text:p>
          </table:table-cell>
          <table:table-cell/>
          <table:table-cell office:value-type="string">
            <text:p>Surajit Chaudhuri</text:p>
          </table:table-cell>
          <table:table-cell table:number-columns-repeated="10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3">
            <text:p>293</text:p>
          </table:table-cell>
          <table:table-cell office:value-type="string">
            <text:p>Don Chamberlin</text:p>
          </table:table-cell>
          <table:table-cell/>
          <table:table-cell office:value-type="string">
            <text:p>Michael Ley</text:p>
          </table:table-cell>
          <table:table-cell table:number-columns-repeated="10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949">
            <text:p>49949</text:p>
          </table:table-cell>
          <table:table-cell office:value-type="string">
            <text:p>Patricia Selinger</text:p>
          </table:table-cell>
          <table:table-cell/>
          <table:table-cell office:value-type="string">
            <text:p>Richard Snodgrass</text:p>
          </table:table-cell>
          <table:table-cell table:number-columns-repeated="10"/>
        </table:table-row>
        <table:table-row table:style-name="ro1">
          <table:table-cell office:value-type="float" office:value="2001">
            <text:p>2001</text:p>
          </table:table-cell>
          <table:table-cell table:style-name="ce1" office:value-type="float" office:value="119031">
            <text:p>119031</text:p>
          </table:table-cell>
          <table:table-cell office:value-type="string">
            <text:p>Rudolf Bayer</text:p>
          </table:table-cell>
          <table:table-cell/>
          <table:table-cell office:value-type="string">
            <text:p>Daniel Rosenkrantz</text:p>
          </table:table-cell>
          <table:table-cell table:number-columns-repeated="10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519">
            <text:p>49519</text:p>
          </table:table-cell>
          <table:table-cell office:value-type="string">
            <text:p>Rakesh Agrawal</text:p>
          </table:table-cell>
          <table:table-cell/>
          <table:table-cell office:value-type="string">
            <text:p>Laura Haas</text:p>
          </table:table-cell>
          <table:table-cell table:number-columns-repeated="10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3338">
            <text:p>43338</text:p>
          </table:table-cell>
          <table:table-cell office:value-type="string">
            <text:p>Hector Garcia-Molina</text:p>
          </table:table-cell>
          <table:table-cell/>
          <table:table-cell office:value-type="string">
            <text:p>Michael Carey</text:p>
          </table:table-cell>
          <table:table-cell table:number-columns-repeated="10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5761">
            <text:p>115761</text:p>
          </table:table-cell>
          <table:table-cell office:value-type="string">
            <text:p>Serge Abiteboul</text:p>
          </table:table-cell>
          <table:table-cell/>
          <table:table-cell office:value-type="string">
            <text:p>Raghu Ramakrishnan</text:p>
          </table:table-cell>
          <table:table-cell table:number-columns-repeated="10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0365">
            <text:p>30365</text:p>
          </table:table-cell>
          <table:table-cell office:value-type="string">
            <text:p>David Maier</text:p>
          </table:table-cell>
          <table:table-cell/>
          <table:table-cell office:value-type="string">
            <text:p>Won Kim</text:p>
          </table:table-cell>
          <table:table-cell table:number-columns-repeated="10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8404">
            <text:p>48404</text:p>
          </table:table-cell>
          <table:table-cell office:value-type="string">
            <text:p>C. Mohan</text:p>
          </table:table-cell>
          <table:table-cell/>
          <table:table-cell office:value-type="string">
            <text:p>Avi Silberschatz</text:p>
          </table:table-cell>
          <table:table-cell table:number-columns-repeated="10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8987">
            <text:p>48987</text:p>
          </table:table-cell>
          <table:table-cell office:value-type="string">
            <text:p>David DeWitt</text:p>
          </table:table-cell>
          <table:table-cell/>
          <table:table-cell office:value-type="string">
            <text:p>Jeffrey Ullman</text:p>
          </table:table-cell>
          <table:table-cell table:number-columns-repeated="10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8221">
            <text:p>48221</text:p>
          </table:table-cell>
          <table:table-cell office:value-type="string">
            <text:p>Philip Bernstein</text:p>
          </table:table-cell>
          <table:table-cell/>
          <table:table-cell office:value-type="string">
            <text:p>Yahiko Kambayashi</text:p>
          </table:table-cell>
          <table:table-cell table:number-columns-repeated="10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31">
            <text:p>231</text:p>
          </table:table-cell>
          <table:table-cell office:value-type="string">
            <text:p>Jim Gray</text:p>
          </table:table-cell>
          <table:table-cell/>
          <table:table-cell office:value-type="string">
            <text:p>Gio Wiederhold</text:p>
          </table:table-cell>
          <table:table-cell table:number-columns-repeated="10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8665">
            <text:p>48665</text:p>
          </table:table-cell>
          <table:table-cell office:value-type="string">
            <text:p>Michael Stonebraker</text:p>
          </table:table-cell>
          <table:table-cell/>
          <table:table-cell office:value-type="string">
            <text:p>Maria Zemankova</text:p>
          </table:table-cell>
          <table:table-cell table:number-columns-repeated="10"/>
        </table:table-row>
      </table:table>
      <table:table table:name="SIGIR" table:style-name="ta1">
        <table:table-column table:style-name="co1" table:number-columns-repeated="3" table:default-cell-style-name="Default"/>
        <table:table-row table:style-name="ro3">
          <table:table-cell office:value-type="string">
            <text:p>SIGI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Gerard Salton Award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0785">
            <text:p>100785</text:p>
          </table:table-cell>
          <table:table-cell office:value-type="string">
            <text:p>Norbert Fuhr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1309">
            <text:p>81309</text:p>
          </table:table-cell>
          <table:table-cell office:value-type="string">
            <text:p>Susan Dumai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5344">
            <text:p>35344</text:p>
          </table:table-cell>
          <table:table-cell office:value-type="string">
            <text:p>C.J. "Keith" van Rijsbergen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0132">
            <text:p>110132</text:p>
          </table:table-cell>
          <table:table-cell office:value-type="string">
            <text:p>W. Bruce Crof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14840">
            <text:p>214840</text:p>
          </table:table-cell>
          <table:table-cell office:value-type="string">
            <text:p>Stephen Robertson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3416">
            <text:p>13416</text:p>
          </table:table-cell>
          <table:table-cell office:value-type="string">
            <text:p>Tefko Saracevic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54233">
            <text:p>254233</text:p>
          </table:table-cell>
          <table:table-cell office:value-type="string">
            <text:p>William Cooper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54684">
            <text:p>254684</text:p>
          </table:table-cell>
          <table:table-cell office:value-type="string">
            <text:p>Cyril Cleverdon (1914-1997)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0819">
            <text:p>110819</text:p>
          </table:table-cell>
          <table:table-cell office:value-type="string">
            <text:p>Karen Spärck Jones (1935-2007)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1472">
            <text:p>111472</text:p>
          </table:table-cell>
          <table:table-cell office:value-type="string">
            <text:p>Gerard Salton (1927-1995)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H-index baixos</text:p>
          </table:table-cell>
          <table:table-cell/>
        </table:table-row>
      </table:table>
      <table:table table:name="SIGCHI" table:style-name="ta1">
        <table:table-column table:style-name="co2" table:default-cell-style-name="Default"/>
        <table:table-column table:style-name="co1" table:number-columns-repeated="11" table:default-cell-style-name="Default"/>
        <table:table-row table:style-name="ro3">
          <table:table-cell office:value-type="string">
            <text:p>SIGCHI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>
            <text:p>Achievement Award</text:p>
          </table:table-cell>
          <table:table-cell table:number-columns-repeated="2"/>
          <table:table-cell office:value-type="string">
            <text:p>CHI Academy</text:p>
          </table:table-cell>
          <table:table-cell table:number-columns-repeated="6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??</text:p>
          </table:table-cell>
          <table:table-cell table:style-name="ce1" office:value-type="string">
            <text:p>Douglas C. Engelbart</text:p>
          </table:table-cell>
          <table:table-cell/>
          <table:table-cell office:value-type="float" office:value="1998">
            <text:p>1998</text:p>
          </table:table-cell>
          <table:table-cell table:number-columns-repeated="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9270">
            <text:p>209270</text:p>
          </table:table-cell>
          <table:table-cell table:style-name="ce1" office:value-type="string">
            <text:p>Stuart K. Card</text:p>
          </table:table-cell>
          <table:table-cell/>
          <table:table-cell office:value-type="float" office:value="2000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739">
            <text:p>12739</text:p>
          </table:table-cell>
          <table:table-cell table:style-name="ce1" office:value-type="string">
            <text:p>Ben Shneiderman</text:p>
          </table:table-cell>
          <table:table-cell/>
          <table:table-cell office:value-type="float" office:value="2001">
            <text:p>2001</text:p>
          </table:table-cell>
          <table:table-cell office:value-type="float" office:value="209270">
            <text:p>209270</text:p>
          </table:table-cell>
          <table:table-cell table:style-name="ce4" office:value-type="string">
            <text:p>Stuart K. Card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209270">
            <text:p>209270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328">
            <text:p>50328</text:p>
          </table:table-cell>
          <table:table-cell table:style-name="ce1" office:value-type="string">
            <text:p>Donald A. Norman</text:p>
          </table:table-cell>
          <table:table-cell table:number-columns-repeated="2"/>
          <table:table-cell office:value-type="float" office:value="80975">
            <text:p>80975</text:p>
          </table:table-cell>
          <table:table-cell table:style-name="ce4" office:value-type="string">
            <text:p>James D. Foley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80975">
            <text:p>8097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824">
            <text:p>12824</text:p>
          </table:table-cell>
          <table:table-cell table:style-name="ce1" office:value-type="string">
            <text:p>John M. Carroll</text:p>
          </table:table-cell>
          <table:table-cell table:number-columns-repeated="2"/>
          <table:table-cell office:value-type="float" office:value="449984">
            <text:p>449984</text:p>
          </table:table-cell>
          <table:table-cell table:style-name="ce4" office:value-type="string">
            <text:p>Morten Kyng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449984">
            <text:p>44998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9772">
            <text:p>109772</text:p>
          </table:table-cell>
          <table:table-cell table:style-name="ce1" office:value-type="string">
            <text:p>Tom Moran</text:p>
          </table:table-cell>
          <table:table-cell table:number-columns-repeated="2"/>
          <table:table-cell office:value-type="float" office:value="109772">
            <text:p>109772</text:p>
          </table:table-cell>
          <table:table-cell table:style-name="ce4" office:value-type="string">
            <text:p>Thomas P. Mor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9772">
            <text:p>10977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50991">
            <text:p>450991</text:p>
          </table:table-cell>
          <table:table-cell table:style-name="ce1" office:value-type="string">
            <text:p>Tom Landauer</text:p>
          </table:table-cell>
          <table:table-cell table:number-columns-repeated="2"/>
          <table:table-cell office:value-type="float" office:value="50328">
            <text:p>50328</text:p>
          </table:table-cell>
          <table:table-cell table:style-name="ce4" office:value-type="string">
            <text:p>Donald A. Norm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50328">
            <text:p>50328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518">
            <text:p>50518</text:p>
          </table:table-cell>
          <table:table-cell table:style-name="ce1" office:value-type="string">
            <text:p>Judith Olson</text:p>
          </table:table-cell>
          <table:table-cell table:number-columns-repeated="2"/>
          <table:table-cell office:value-type="float" office:value="50518">
            <text:p>50518</text:p>
          </table:table-cell>
          <table:table-cell table:style-name="ce4" office:value-type="string">
            <text:p>Judith S. Ols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50518">
            <text:p>50518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/>
          <table:table-cell office:value-type="float" office:value="351355">
            <text:p>351355</text:p>
          </table:table-cell>
          <table:table-cell table:style-name="ce1" office:value-type="string">
            <text:p>Gary Olson</text:p>
          </table:table-cell>
          <table:table-cell table:number-columns-repeated="2"/>
          <table:table-cell office:value-type="float" office:value="12739">
            <text:p>12739</text:p>
          </table:table-cell>
          <table:table-cell table:style-name="ce4" office:value-type="string">
            <text:p>Ben Shneiderm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2739">
            <text:p>1273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0975">
            <text:p>80975</text:p>
          </table:table-cell>
          <table:table-cell table:style-name="ce1" office:value-type="string">
            <text:p>James D. Foley</text:p>
          </table:table-cell>
          <table:table-cell/>
          <table:table-cell office:value-type="float" office:value="2002">
            <text:p>2002</text:p>
          </table:table-cell>
          <table:table-cell office:value-type="float" office:value="13414">
            <text:p>13414</text:p>
          </table:table-cell>
          <table:table-cell table:style-name="ce5" office:value-type="string">
            <text:p>William A. S. Buxt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414">
            <text:p>1341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12224">
            <text:p>412224</text:p>
          </table:table-cell>
          <table:table-cell table:style-name="ce1" office:value-type="string">
            <text:p>Bill Buxton</text:p>
          </table:table-cell>
          <table:table-cell table:number-columns-repeated="2"/>
          <table:table-cell office:value-type="float" office:value="12824">
            <text:p>12824</text:p>
          </table:table-cell>
          <table:table-cell table:style-name="ce5" office:value-type="string">
            <text:p>John M. Carroll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2824">
            <text:p>1282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1104">
            <text:p>61104</text:p>
          </table:table-cell>
          <table:table-cell table:style-name="ce1" office:value-type="string">
            <text:p>Sara Kiesler</text:p>
          </table:table-cell>
          <table:table-cell table:number-columns-repeated="2"/>
          <table:table-cell office:value-type="float" office:value="452764">
            <text:p>452764</text:p>
          </table:table-cell>
          <table:table-cell table:style-name="ce5" office:value-type="string">
            <text:p>Douglas C. Engelbart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452764">
            <text:p>45276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9533">
            <text:p>79533</text:p>
          </table:table-cell>
          <table:table-cell office:value-type="string">
            <text:p>Karen Holtzblatt</text:p>
          </table:table-cell>
          <table:table-cell table:number-columns-repeated="2"/>
          <table:table-cell office:value-type="float" office:value="61104">
            <text:p>61104</text:p>
          </table:table-cell>
          <table:table-cell table:style-name="ce5" office:value-type="string">
            <text:p>Sara Kiesl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61104">
            <text:p>6110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/>
          <table:table-cell office:value-type="string">
            <text:p>??</text:p>
          </table:table-cell>
          <table:table-cell office:value-type="string">
            <text:p>Lucy Suchman</text:p>
          </table:table-cell>
          <table:table-cell table:number-columns-repeated="2"/>
          <table:table-cell office:value-type="float" office:value="450991">
            <text:p>450991</text:p>
          </table:table-cell>
          <table:table-cell table:style-name="ce5" office:value-type="string">
            <text:p>Thomas K. Landau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450991">
            <text:p>450991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??</text:p>
          </table:table-cell>
          <table:table-cell office:value-type="string">
            <text:p>Larry Tesler</text:p>
          </table:table-cell>
          <table:table-cell table:number-columns-repeated="2"/>
          <table:table-cell office:value-type="float" office:value="193065">
            <text:p>193065</text:p>
          </table:table-cell>
          <table:table-cell table:style-name="ce5" office:value-type="string">
            <text:p>Lucy A. Suchm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93065">
            <text:p>19306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/>
          <table:table-cell office:value-type="float" office:value="38666">
            <text:p>38666</text:p>
          </table:table-cell>
          <table:table-cell office:value-type="string">
            <text:p>Terry Winograd</text:p>
          </table:table-cell>
          <table:table-cell/>
          <table:table-cell office:value-type="float" office:value="2003">
            <text:p>2003</text:p>
          </table:table-cell>
          <table:table-cell office:value-type="float" office:value="547081">
            <text:p>547081</text:p>
          </table:table-cell>
          <table:table-cell office:value-type="string">
            <text:p>Thomas Gree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547081">
            <text:p>547081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12544">
            <text:p>412544</text:p>
          </table:table-cell>
          <table:table-cell office:value-type="string">
            <text:p>Joy Mountford</text:p>
          </table:table-cell>
          <table:table-cell table:number-columns-repeated="2"/>
          <table:table-cell office:value-type="float" office:value="162986">
            <text:p>162986</text:p>
          </table:table-cell>
          <table:table-cell office:value-type="string">
            <text:p>James D. Holl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62986">
            <text:p>162986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/>
          <table:table-cell office:value-type="float" office:value="202584">
            <text:p>202584</text:p>
          </table:table-cell>
          <table:table-cell office:value-type="string">
            <text:p>Dan Olsen</text:p>
          </table:table-cell>
          <table:table-cell table:number-columns-repeated="2"/>
          <table:table-cell office:value-type="float" office:value="61127">
            <text:p>61127</text:p>
          </table:table-cell>
          <table:table-cell office:value-type="string">
            <text:p>Robert E. Kraut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61127">
            <text:p>61127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351355">
            <text:p>351355</text:p>
          </table:table-cell>
          <table:table-cell office:value-type="string">
            <text:p>Gary M. Ols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351355">
            <text:p>35135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10209">
            <text:p>110209</text:p>
          </table:table-cell>
          <table:table-cell office:value-type="string">
            <text:p>Peter G. Pols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10209">
            <text:p>11020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04">
            <text:p>2004</text:p>
          </table:table-cell>
          <table:table-cell office:value-type="float" office:value="956701">
            <text:p>956701</text:p>
          </table:table-cell>
          <table:table-cell office:value-type="string">
            <text:p>George Furna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956701">
            <text:p>956701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3694">
            <text:p>13694</text:p>
          </table:table-cell>
          <table:table-cell office:value-type="string">
            <text:p>Jonathan Grudi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694">
            <text:p>1369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09060">
            <text:p>109060</text:p>
          </table:table-cell>
          <table:table-cell office:value-type="string">
            <text:p>William Newm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11082">
            <text:p>11108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3805">
            <text:p>13805</text:p>
          </table:table-cell>
          <table:table-cell office:value-type="string">
            <text:p>Brad Myer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805">
            <text:p>1380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202584">
            <text:p>202584</text:p>
          </table:table-cell>
          <table:table-cell office:value-type="string">
            <text:p>Dan Olse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202584">
            <text:p>20258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3189">
            <text:p>13189</text:p>
          </table:table-cell>
          <table:table-cell office:value-type="string">
            <text:p>Brian Shackel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189">
            <text:p>1318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38666">
            <text:p>38666</text:p>
          </table:table-cell>
          <table:table-cell office:value-type="string">
            <text:p>Terry Winograd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38666">
            <text:p>38666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05">
            <text:p>2005</text:p>
          </table:table-cell>
          <table:table-cell office:value-type="float" office:value="208487">
            <text:p>208487</text:p>
          </table:table-cell>
          <table:table-cell table:style-name="ce5" office:value-type="string">
            <text:p>Ron Baeck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208487">
            <text:p>208487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81309">
            <text:p>81309</text:p>
          </table:table-cell>
          <table:table-cell table:style-name="ce5" office:value-type="string">
            <text:p>Susan Dumai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81309">
            <text:p>8130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32807">
            <text:p>132807</text:p>
          </table:table-cell>
          <table:table-cell table:style-name="ce5" office:value-type="string">
            <text:p>John Gould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2807">
            <text:p>132807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3120">
            <text:p>13120</text:p>
          </table:table-cell>
          <table:table-cell table:style-name="ce5" office:value-type="string">
            <text:p>Saul Greenberg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120">
            <text:p>13120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234112">
            <text:p>234112</text:p>
          </table:table-cell>
          <table:table-cell table:style-name="ce5" office:value-type="string">
            <text:p>Bonnie Joh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64501">
            <text:p>1064501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351564">
            <text:p>351564</text:p>
          </table:table-cell>
          <table:table-cell table:style-name="ce5" office:value-type="string">
            <text:p>Andrew Monk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351564">
            <text:p>35156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06">
            <text:p>2006</text:p>
          </table:table-cell>
          <table:table-cell office:value-type="float" office:value="109391">
            <text:p>109391</text:p>
          </table:table-cell>
          <table:table-cell office:value-type="string">
            <text:p>Michel Beaudouin-Laf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9391">
            <text:p>109391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49492">
            <text:p>49492</text:p>
          </table:table-cell>
          <table:table-cell office:value-type="string">
            <text:p>Scott Huds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706492">
            <text:p>70649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236080">
            <text:p>236080</text:p>
          </table:table-cell>
          <table:table-cell office:value-type="string">
            <text:p>Hiroshi Ishii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236080">
            <text:p>236080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3825">
            <text:p>13825</text:p>
          </table:table-cell>
          <table:table-cell office:value-type="string">
            <text:p>Jakob Nielse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825">
            <text:p>1382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93318">
            <text:p>193318</text:p>
          </table:table-cell>
          <table:table-cell office:value-type="string">
            <text:p>Peter Pirolli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93318">
            <text:p>193318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16147">
            <text:p>116147</text:p>
          </table:table-cell>
          <table:table-cell office:value-type="string">
            <text:p>George Roberts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16147">
            <text:p>116147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07">
            <text:p>2007</text:p>
          </table:table-cell>
          <table:table-cell office:value-type="float" office:value="13932">
            <text:p>13932</text:p>
          </table:table-cell>
          <table:table-cell office:value-type="string">
            <text:p>Joëlle Coutaz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932">
            <text:p>1393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79533">
            <text:p>79533</text:p>
          </table:table-cell>
          <table:table-cell office:value-type="string">
            <text:p>Karen Holtzblatt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79533">
            <text:p>79533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47853">
            <text:p>47853</text:p>
          </table:table-cell>
          <table:table-cell office:value-type="string">
            <text:p>Gerhard Fisch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47853">
            <text:p>47853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55288">
            <text:p>55288</text:p>
          </table:table-cell>
          <table:table-cell office:value-type="string">
            <text:p>Robert J.K. Jacob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55288">
            <text:p>55288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75602">
            <text:p>75602</text:p>
          </table:table-cell>
          <table:table-cell office:value-type="string">
            <text:p>Jun Rekimoto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75602">
            <text:p>7560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62260">
            <text:p>162260</text:p>
          </table:table-cell>
          <table:table-cell office:value-type="string">
            <text:p>Christopher Schmandt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64124">
            <text:p>106412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08">
            <text:p>2008</text:p>
          </table:table-cell>
          <table:table-cell office:value-type="float" office:value="12831">
            <text:p>12831</text:p>
          </table:table-cell>
          <table:table-cell office:value-type="string">
            <text:p>Gregory Abowd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2831">
            <text:p>12831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64348">
            <text:p>64348</text:p>
          </table:table-cell>
          <table:table-cell office:value-type="string">
            <text:p>Paul Dourish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64348">
            <text:p>64348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81372">
            <text:p>81372</text:p>
          </table:table-cell>
          <table:table-cell office:value-type="string">
            <text:p>Wendy Kellogg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81372">
            <text:p>8137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76462">
            <text:p>76462</text:p>
          </table:table-cell>
          <table:table-cell office:value-type="string">
            <text:p>Randy Pausch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76462">
            <text:p>7646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2823">
            <text:p>12823</text:p>
          </table:table-cell>
          <table:table-cell office:value-type="string">
            <text:p>Mary Beth Ross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2823">
            <text:p>12823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09049">
            <text:p>109049</text:p>
          </table:table-cell>
          <table:table-cell office:value-type="string">
            <text:p>Steve Whittak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9049">
            <text:p>10904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09">
            <text:p>2009</text:p>
          </table:table-cell>
          <table:table-cell office:value-type="float" office:value="80670">
            <text:p>80670</text:p>
          </table:table-cell>
          <table:table-cell office:value-type="string">
            <text:p>Mark Ackerm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93355">
            <text:p>19335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326172">
            <text:p>326172</text:p>
          </table:table-cell>
          <table:table-cell office:value-type="string">
            <text:p>Bill Gav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326172">
            <text:p>32617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11323">
            <text:p>111323</text:p>
          </table:table-cell>
          <table:table-cell office:value-type="string">
            <text:p>Clayton Lewi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11323">
            <text:p>111323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10625">
            <text:p>110625</text:p>
          </table:table-cell>
          <table:table-cell office:value-type="string">
            <text:p>Wendy Mackay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10625">
            <text:p>11062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280974">
            <text:p>280974</text:p>
          </table:table-cell>
          <table:table-cell office:value-type="string">
            <text:p>Aaron Marcu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280974">
            <text:p>28097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76286">
            <text:p>76286</text:p>
          </table:table-cell>
          <table:table-cell office:value-type="string">
            <text:p>Elizabeth Mynatt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76286">
            <text:p>76286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4045">
            <text:p>14045</text:p>
          </table:table-cell>
          <table:table-cell office:value-type="string">
            <text:p>Tom Rodde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4045">
            <text:p>1404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10">
            <text:p>2010</text:p>
          </table:table-cell>
          <table:table-cell office:value-type="float" office:value="13174">
            <text:p>13174</text:p>
          </table:table-cell>
          <table:table-cell office:value-type="string">
            <text:p>Susanne Bodk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174">
            <text:p>1317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09572">
            <text:p>109572</text:p>
          </table:table-cell>
          <table:table-cell office:value-type="string">
            <text:p>Mary Czerwinski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9572">
            <text:p>10957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412274">
            <text:p>412274</text:p>
          </table:table-cell>
          <table:table-cell office:value-type="string">
            <text:p>Austin Henders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412274">
            <text:p>41227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10569">
            <text:p>110569</text:p>
          </table:table-cell>
          <table:table-cell office:value-type="string">
            <text:p>David Kiera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10569">
            <text:p>11056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412789">
            <text:p>412789</text:p>
          </table:table-cell>
          <table:table-cell office:value-type="string">
            <text:p>Arnie Lund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412789">
            <text:p>41278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066033">
            <text:p>1066033</text:p>
          </table:table-cell>
          <table:table-cell office:value-type="string">
            <text:p>Larry Tesl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66033">
            <text:p>1066033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3765">
            <text:p>13765</text:p>
          </table:table-cell>
          <table:table-cell office:value-type="string">
            <text:p>Shumin Zhai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765">
            <text:p>1376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11">
            <text:p>2011</text:p>
          </table:table-cell>
          <table:table-cell office:value-type="float" office:value="111054">
            <text:p>111054</text:p>
          </table:table-cell>
          <table:table-cell office:value-type="string">
            <text:p>Ravin Balakrishn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11054">
            <text:p>11105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45347">
            <text:p>45347</text:p>
          </table:table-cell>
          <table:table-cell office:value-type="string">
            <text:p>Steven Fein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45347">
            <text:p>45347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19704">
            <text:p>119704</text:p>
          </table:table-cell>
          <table:table-cell office:value-type="string">
            <text:p>Joseph Konst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19704">
            <text:p>11970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62739">
            <text:p>162739</text:p>
          </table:table-cell>
          <table:table-cell office:value-type="string">
            <text:p>James Landay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62739">
            <text:p>16273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4282">
            <text:p>14282</text:p>
          </table:table-cell>
          <table:table-cell office:value-type="string">
            <text:p>Jenny Preece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4282">
            <text:p>1428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10087">
            <text:p>110087</text:p>
          </table:table-cell>
          <table:table-cell office:value-type="string">
            <text:p>Abi Selle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10087">
            <text:p>110087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412275">
            <text:p>412275</text:p>
          </table:table-cell>
          <table:table-cell office:value-type="string">
            <text:p>Dennis Wix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412275">
            <text:p>412275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12">
            <text:p>2012</text:p>
          </table:table-cell>
          <table:table-cell table:style-name="ce3" office:value-type="float" office:value="14004">
            <text:p>14004</text:p>
          </table:table-cell>
          <table:table-cell office:value-type="string">
            <text:p>Ben Bederso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48833">
            <text:p>1048833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3222">
            <text:p>13222</text:p>
          </table:table-cell>
          <table:table-cell office:value-type="string">
            <text:p>Steve Benford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222">
            <text:p>1322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412237">
            <text:p>412237</text:p>
          </table:table-cell>
          <table:table-cell office:value-type="string">
            <text:p>Hugh Dubberly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412237">
            <text:p>412237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08837">
            <text:p>108837</text:p>
          </table:table-cell>
          <table:table-cell office:value-type="string">
            <text:p>Carl Gutwi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8837">
            <text:p>108837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632418">
            <text:p>632418</text:p>
          </table:table-cell>
          <table:table-cell office:value-type="string">
            <text:p>Joy Mountford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632418">
            <text:p>632418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2999">
            <text:p>12999</text:p>
          </table:table-cell>
          <table:table-cell office:value-type="string">
            <text:p>Alan Newell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2999">
            <text:p>1299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3349">
            <text:p>13349</text:p>
          </table:table-cell>
          <table:table-cell office:value-type="string">
            <text:p>Yvonne Roger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349">
            <text:p>1334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13">
            <text:p>2013</text:p>
          </table:table-cell>
          <table:table-cell office:value-type="float" office:value="130574">
            <text:p>130574</text:p>
          </table:table-cell>
          <table:table-cell office:value-type="string">
            <text:p>Patrick Baudisch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30574">
            <text:p>130574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2752">
            <text:p>12752</text:p>
          </table:table-cell>
          <table:table-cell office:value-type="string">
            <text:p>Alan Dix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2752">
            <text:p>1275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845099">
            <text:p>845099</text:p>
          </table:table-cell>
          <table:table-cell office:value-type="string">
            <text:p>Clarisse de Souza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845099">
            <text:p>845099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93060">
            <text:p>193060</text:p>
          </table:table-cell>
          <table:table-cell office:value-type="string">
            <text:p>Victoria Bellotti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93060">
            <text:p>193060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1063872">
            <text:p>1063872</text:p>
          </table:table-cell>
          <table:table-cell office:value-type="string">
            <text:p>Bonnie Nardi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1063872">
            <text:p>1063872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79923">
            <text:p>79923</text:p>
          </table:table-cell>
          <table:table-cell office:value-type="string">
            <text:p>Rebecca E. Grint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79923">
            <text:p>79923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777098">
            <text:p>777098</text:p>
          </table:table-cell>
          <table:table-cell office:value-type="string">
            <text:p>Thomas S. Tulli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777098">
            <text:p>777098</text:p>
          </table:table-cell>
          <table:table-cell table:style-name="ce7" office:value-type="string">
            <text:p>)</text:p>
          </table:table-cell>
        </table:table-row>
        <table:table-row table:style-name="ro1">
          <table:table-cell table:number-columns-repeated="5"/>
          <table:table-cell office:value-type="float" office:value="66065">
            <text:p>66065</text:p>
          </table:table-cell>
          <table:table-cell office:value-type="string">
            <text:p>Eric Horvitz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CHI].append(</text:span></text:p>
          </table:table-cell>
          <table:table-cell office:value-type="float" office:value="66065">
            <text:p>66065</text:p>
          </table:table-cell>
          <table:table-cell table:style-name="ce7" office:value-type="string">
            <text:p>)</text:p>
          </table:table-cell>
        </table:table-row>
        <table:table-row table:style-name="ro3" table:number-rows-repeated="104848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IGCOMM" table:style-name="ta1">
        <table:table-column table:style-name="co1" table:number-columns-repeated="4" table:default-cell-style-name="Default"/>
        <table:table-row table:style-name="ro3">
          <table:table-cell office:value-type="string">
            <text:p>SIGCOM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Award Recipients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72870">
            <text:p>72870</text:p>
          </table:table-cell>
          <table:table-cell office:value-type="string">
            <text:p>Nick McKeown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7356">
            <text:p>47356</text:p>
          </table:table-cell>
          <table:table-cell office:value-type="string">
            <text:p>Vern Paxson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14038">
            <text:p>214038</text:p>
          </table:table-cell>
          <table:table-cell office:value-type="string">
            <text:p>Radia Perlman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980">
            <text:p>10980</text:p>
          </table:table-cell>
          <table:table-cell office:value-type="string">
            <text:p>Jon Crowcroft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7346">
            <text:p>47346</text:p>
          </table:table-cell>
          <table:table-cell office:value-type="string">
            <text:p>Don Towsley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13761">
            <text:p>213761</text:p>
          </table:table-cell>
          <table:table-cell office:value-type="string">
            <text:p>Sally Floyd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8824">
            <text:p>48824</text:p>
          </table:table-cell>
          <table:table-cell office:value-type="string">
            <text:p>Domenico Ferrari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97163">
            <text:p>697163</text:p>
          </table:table-cell>
          <table:table-cell office:value-type="string">
            <text:p>Paul Mockapetris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9206">
            <text:p>49206</text:p>
          </table:table-cell>
          <table:table-cell office:value-type="string">
            <text:p>Simon Lam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6520">
            <text:p>76520</text:p>
          </table:table-cell>
          <table:table-cell office:value-type="string">
            <text:p>David Cheriton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1662">
            <text:p>151662</text:p>
          </table:table-cell>
          <table:table-cell office:value-type="string">
            <text:p>Scott Shenker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14062">
            <text:p>214062</text:p>
          </table:table-cell>
          <table:table-cell office:value-type="string">
            <text:p>Van Jacobson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??</text:p>
          </table:table-cell>
          <table:table-cell table:style-name="ce8" office:value-type="string">
            <text:p>Andre Danthine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??</text:p>
          </table:table-cell>
          <table:table-cell office:value-type="string">
            <text:p>Peter Kirstein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??</text:p>
          </table:table-cell>
          <table:table-cell office:value-type="string">
            <text:p>Dr. Larry Roberts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13945">
            <text:p>213945</text:p>
          </table:table-cell>
          <table:table-cell table:style-name="ce1" office:value-type="string">
            <text:p>Jon Postel</text:p>
          </table:table-cell>
          <table:table-cell/>
        </table:table-row>
        <table:table-row table:style-name="ro1">
          <table:table-cell/>
          <table:table-cell office:value-type="string">
            <text:p>??</text:p>
          </table:table-cell>
          <table:table-cell table:style-name="ce1" office:value-type="string">
            <text:p>Louis Pouzin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3416">
            <text:p>43416</text:p>
          </table:table-cell>
          <table:table-cell table:style-name="ce1" office:value-type="string">
            <text:p>Vint Cerf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4249">
            <text:p>34249</text:p>
          </table:table-cell>
          <table:table-cell table:style-name="ce1" office:value-type="string">
            <text:p>David J Farber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08660">
            <text:p>208660</text:p>
          </table:table-cell>
          <table:table-cell office:value-type="string">
            <text:p>Paul Green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??</text:p>
          </table:table-cell>
          <table:table-cell office:value-type="string">
            <text:p>Robert Kahn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??</text:p>
          </table:table-cell>
          <table:table-cell table:style-name="ce1" office:value-type="string">
            <text:p>Sandy Fraser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??</text:p>
          </table:table-cell>
          <table:table-cell table:style-name="ce1" office:value-type="string">
            <text:p>Hubert Zimmerman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94010">
            <text:p>194010</text:p>
          </table:table-cell>
          <table:table-cell table:style-name="ce1" office:value-type="string">
            <text:p>David D. Clark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8320">
            <text:p>48320</text:p>
          </table:table-cell>
          <table:table-cell table:style-name="ce1" office:value-type="string">
            <text:p>Leonard Kleinrock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??</text:p>
          </table:table-cell>
          <table:table-cell table:style-name="ce1" office:value-type="string">
            <text:p>Paul Baran</text:p>
          </table:table-cell>
          <table:table-cell/>
        </table:table-row>
      </table:table>
      <table:table table:name="KD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office:value-type="string">
            <text:p>KDD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novation Award Recipients 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2542">
            <text:p>32542</text:p>
          </table:table-cell>
          <table:table-cell office:value-type="string">
            <text:p>Vipin Kumar's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?</text:p>
          </table:table-cell>
          <table:table-cell office:value-type="string">
            <text:p>J. Ross Quinlan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9320">
            <text:p>49320</text:p>
          </table:table-cell>
          <table:table-cell office:value-type="string">
            <text:p>Christos Faloutsos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2969">
            <text:p>52969</text:p>
          </table:table-cell>
          <table:table-cell office:value-type="string">
            <text:p>Padhraic Smyth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4980">
            <text:p>34980</text:p>
          </table:table-cell>
          <table:table-cell office:value-type="string">
            <text:p>Raghu Ramakrishnan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22524">
            <text:p>322524</text:p>
          </table:table-cell>
          <table:table-cell office:value-type="string">
            <text:p>Usama M. Fayyad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3217">
            <text:p>53217</text:p>
          </table:table-cell>
          <table:table-cell office:value-type="string">
            <text:p>Ramakrishnan Srikant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??</text:p>
          </table:table-cell>
          <table:table-cell office:value-type="string">
            <text:p>Leo Breiman</text:p>
          </table:table-cell>
          <table:table-cell/>
          <table:table-cell office:value-type="string">
            <text:p>Tem 1 artigo na PKDD, não tem artigo nas demais confs.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8268">
            <text:p>48268</text:p>
          </table:table-cell>
          <table:table-cell office:value-type="string">
            <text:p>Jiawei Han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0006">
            <text:p>20006</text:p>
          </table:table-cell>
          <table:table-cell office:value-type="string">
            <text:p>Heikki Manill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31347">
            <text:p>531347</text:p>
          </table:table-cell>
          <table:table-cell office:value-type="string">
            <text:p>Jerome H. Friedman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519">
            <text:p>49519</text:p>
          </table:table-cell>
          <table:table-cell office:value-type="string">
            <text:p>Rakesh Agrawal</text:p>
          </table:table-cell>
          <table:table-cell table:number-columns-repeated="2"/>
        </table:table-row>
        <table:table-row table:style-name="ro3" table:number-rows-repeated="104856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RESULT" table:style-name="ta1">
        <table:table-column table:style-name="co1" table:number-columns-repeated="9" table:default-cell-style-name="ce11"/>
        <table:table-row table:style-name="ro3">
          <table:table-cell table:style-name="ce10" office:value-type="string" table:number-columns-spanned="9" table:number-rows-spanned="1">
            <text:p>Considerando somente os que foram encontrados no DATASET</text:p>
          </table:table-cell>
          <table:covered-table-cell table:number-columns-repeated="8" table:style-name="Default"/>
        </table:table-row>
        <table:table-row table:style-name="ro3">
          <table:table-cell/>
          <table:table-cell table:style-name="ce12" office:value-type="string">
            <text:p>Toda a Lista</text:p>
          </table:table-cell>
          <table:table-cell table:style-name="ce12" office:value-type="string">
            <text:p>TOP 200</text:p>
          </table:table-cell>
          <table:table-cell table:style-name="ce12" office:value-type="string">
            <text:p>TOP 150</text:p>
          </table:table-cell>
          <table:table-cell table:style-name="ce12" office:value-type="string">
            <text:p>TOP 100</text:p>
          </table:table-cell>
          <table:table-cell table:style-name="ce12" office:value-type="string">
            <text:p>TOP 75</text:p>
          </table:table-cell>
          <table:table-cell table:style-name="ce12" office:value-type="string">
            <text:p>TOP 50</text:p>
          </table:table-cell>
          <table:table-cell table:style-name="ce12" office:value-type="string">
            <text:p>TOP 25</text:p>
          </table:table-cell>
          <table:table-cell table:style-name="ce12" office:value-type="string">
            <text:p>TOP 20</text:p>
          </table:table-cell>
        </table:table-row>
        <table:table-row table:style-name="ro3">
          <table:table-cell office:value-type="string">
            <text:p>CHI</text:p>
          </table:table-cell>
          <table:table-cell office:value-type="float" office:value="0.466666666667">
            <text:p>0,4666666667</text:p>
          </table:table-cell>
          <table:table-cell table:number-columns-repeated="2" office:value-type="float" office:value="0.4">
            <text:p>0,4</text:p>
          </table:table-cell>
          <table:table-cell office:value-type="float" office:value="0.333333333333">
            <text:p>0,3333333333</text:p>
          </table:table-cell>
          <table:table-cell office:value-type="float" office:value="0.266666666667">
            <text:p>0,2666666667</text:p>
          </table:table-cell>
          <table:table-cell office:value-type="float" office:value="0.133333333333">
            <text:p>0,1333333333</text:p>
          </table:table-cell>
          <table:table-cell office:value-type="float" office:value="0.0666666666667">
            <text:p>0,066666666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IGCOMM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.444444444444">
            <text:p>0,4444444444</text:p>
          </table:table-cell>
          <table:table-cell office:value-type="float" office:value="0.388888888889">
            <text:p>0,3888888889</text:p>
          </table:table-cell>
          <table:table-cell office:value-type="float" office:value="0.333333333333">
            <text:p>0,3333333333</text:p>
          </table:table-cell>
          <table:table-cell table:number-columns-repeated="2" office:value-type="float" office:value="0.222222222222">
            <text:p>0,2222222222</text:p>
          </table:table-cell>
        </table:table-row>
        <table:table-row table:style-name="ro3">
          <table:table-cell office:value-type="string">
            <text:p>SIGIR</text:p>
          </table:table-cell>
          <table:table-cell table:number-columns-repeated="2"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table:number-columns-repeated="2" office:value-type="float" office:value="0.4">
            <text:p>0,4</text:p>
          </table:table-cell>
        </table:table-row>
        <table:table-row table:style-name="ro3">
          <table:table-cell office:value-type="string">
            <text:p>SIGMOD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office:value-type="float" office:value="0.4">
            <text:p>0,4</text:p>
          </table:table-cell>
        </table:table-row>
        <table:table-row table:style-name="ro3">
          <table:table-cell office:value-type="string">
            <text:p>KDD</text:p>
          </table:table-cell>
          <table:table-cell table:number-columns-repeated="3" office:value-type="float" office:value="0.9">
            <text:p>0,9</text:p>
          </table:table-cell>
          <table:table-cell table:number-columns-repeated="3" office:value-type="float" office:value="0.6">
            <text:p>0,6</text:p>
          </table:table-cell>
          <table:table-cell table:number-columns-repeated="2" table:style-name="ce13" office:value-type="float" office:value="0.6">
            <text:p>0,6</text:p>
          </table:table-cell>
        </table:table-row>
        <table:table-row table:style-name="ro2" table:number-rows-repeated="2">
          <table:table-cell table:style-name="Default" table:number-columns-repeated="9"/>
        </table:table-row>
        <table:table-row table:style-name="ro3">
          <table:table-cell table:style-name="ce10" office:value-type="string" table:number-columns-spanned="9" table:number-rows-spanned="1">
            <text:p>Considerando os que não foram localizado no DATASET</text:p>
          </table:table-cell>
          <table:covered-table-cell table:number-columns-repeated="8" table:style-name="Default"/>
        </table:table-row>
        <table:table-row table:style-name="ro3">
          <table:table-cell/>
          <table:table-cell table:style-name="ce12" office:value-type="string">
            <text:p>Toda a Lista</text:p>
          </table:table-cell>
          <table:table-cell table:style-name="ce12" office:value-type="string">
            <text:p>TOP 200</text:p>
          </table:table-cell>
          <table:table-cell table:style-name="ce12" office:value-type="string">
            <text:p>TOP 150</text:p>
          </table:table-cell>
          <table:table-cell table:style-name="ce12" office:value-type="string">
            <text:p>TOP 100</text:p>
          </table:table-cell>
          <table:table-cell table:style-name="ce12" office:value-type="string">
            <text:p>TOP 75</text:p>
          </table:table-cell>
          <table:table-cell table:style-name="ce12" office:value-type="string">
            <text:p>TOP 50</text:p>
          </table:table-cell>
          <table:table-cell table:style-name="ce12" office:value-type="string">
            <text:p>TOP 25</text:p>
          </table:table-cell>
          <table:table-cell table:style-name="ce12" office:value-type="string">
            <text:p>TOP 20</text:p>
          </table:table-cell>
        </table:table-row>
        <table:table-row table:style-name="ro3">
          <table:table-cell office:value-type="string">
            <text:p>CHI</text:p>
          </table:table-cell>
          <table:table-cell office:value-type="float" office:value="0.388888888889">
            <text:p>0,3888888889</text:p>
          </table:table-cell>
          <table:table-cell table:number-columns-repeated="2" office:value-type="float" office:value="0.333333333333">
            <text:p>0,3333333333</text:p>
          </table:table-cell>
          <table:table-cell office:value-type="float" office:value="0.277777777778">
            <text:p>0,2777777778</text:p>
          </table:table-cell>
          <table:table-cell office:value-type="float" office:value="0.222222222222">
            <text:p>0,2222222222</text:p>
          </table:table-cell>
          <table:table-cell office:value-type="float" office:value="0.111111111111">
            <text:p>0,1111111111</text:p>
          </table:table-cell>
          <table:table-cell office:value-type="float" office:value="0.0555555555556">
            <text:p>0,05555555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IGCOMM</text:p>
          </table:table-cell>
          <table:table-cell table:number-columns-repeated="3" office:value-type="float" office:value="0.346153846154">
            <text:p>0,3461538462</text:p>
          </table:table-cell>
          <table:table-cell office:value-type="float" office:value="0.307692307692">
            <text:p>0,3076923077</text:p>
          </table:table-cell>
          <table:table-cell office:value-type="float" office:value="0.269230769231">
            <text:p>0,2692307692</text:p>
          </table:table-cell>
          <table:table-cell office:value-type="float" office:value="0.230769230769">
            <text:p>0,2307692308</text:p>
          </table:table-cell>
          <table:table-cell table:number-columns-repeated="2" office:value-type="float" office:value="0.153846153846">
            <text:p>0,1538461538</text:p>
          </table:table-cell>
        </table:table-row>
        <table:table-row table:style-name="ro3">
          <table:table-cell office:value-type="string">
            <text:p>SIGIR</text:p>
          </table:table-cell>
          <table:table-cell table:number-columns-repeated="2"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table:number-columns-repeated="2" office:value-type="float" office:value="0.4">
            <text:p>0,4</text:p>
          </table:table-cell>
        </table:table-row>
        <table:table-row table:style-name="ro3">
          <table:table-cell office:value-type="string">
            <text:p>SIGMOD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office:value-type="float" office:value="0.4">
            <text:p>0,4</text:p>
          </table:table-cell>
        </table:table-row>
        <table:table-row table:style-name="ro3">
          <table:table-cell office:value-type="string">
            <text:p>KDD</text:p>
          </table:table-cell>
          <table:table-cell table:number-columns-repeated="3" office:value-type="float" office:value="0.75">
            <text:p>0,75</text:p>
          </table:table-cell>
          <table:table-cell table:number-columns-repeated="5" office:value-type="float" office:value="0.5">
            <text:p>0,5</text:p>
          </table:table-cell>
        </table:table-row>
      </table:table>
      <table:table table:name="SIGGRAPH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1" table:default-cell-style-name="Default"/>
        <table:table-row table:style-name="ro3" table:number-rows-repeated="3">
          <table:table-cell table:number-columns-repeated="14"/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style-name="Default" office:value-type="float" office:value="208748">
            <text:p>208748</text:p>
          </table:table-cell>
          <table:table-cell table:style-name="ce9" office:value-type="string">
            <text:p>James T. Kajiya</text:p>
          </table:table-cell>
          <table:table-cell table:number-columns-repeated="2"/>
          <table:table-cell office:value-type="float" office:value="2012">
            <text:p>2012</text:p>
          </table:table-cell>
          <table:table-cell office:value-type="float" office:value="46196">
            <text:p>46196</text:p>
          </table:table-cell>
          <table:table-cell table:style-name="ce14" office:value-type="string">
            <text:p>Greg Turk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6196">
            <text:p>46196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2011">
            <text:p>2011</text:p>
          </table:table-cell>
          <table:table-cell office:value-type="float" office:value="130580">
            <text:p>130580</text:p>
          </table:table-cell>
          <table:table-cell table:style-name="ce14" office:value-type="string">
            <text:p>Richard Szeliski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130580">
            <text:p>130580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style-name="Default" office:value-type="float" office:value="5941">
            <text:p>5941</text:p>
          </table:table-cell>
          <table:table-cell table:style-name="ce14" office:value-type="string">
            <text:p>Robert L. Cook</text:p>
          </table:table-cell>
          <table:table-cell table:style-name="ce15"/>
          <table:table-cell/>
          <table:table-cell office:value-type="float" office:value="2010">
            <text:p>2010</text:p>
          </table:table-cell>
          <table:table-cell office:value-type="float" office:value="39454">
            <text:p>39454</text:p>
          </table:table-cell>
          <table:table-cell table:style-name="ce14" office:value-type="string">
            <text:p>Jessica Hodgin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39454">
            <text:p>39454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2009">
            <text:p>2009</text:p>
          </table:table-cell>
          <table:table-cell office:value-type="float" office:value="208663">
            <text:p>208663</text:p>
          </table:table-cell>
          <table:table-cell table:style-name="ce14" office:value-type="string">
            <text:p>Michael Kas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08663">
            <text:p>208663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style-name="Default" office:value-type="float" office:value="47034">
            <text:p>47034</text:p>
          </table:table-cell>
          <table:table-cell table:style-name="ce14" office:value-type="string">
            <text:p>Nelson Max</text:p>
          </table:table-cell>
          <table:table-cell table:number-columns-repeated="2"/>
          <table:table-cell office:value-type="float" office:value="2008">
            <text:p>2008</text:p>
          </table:table-cell>
          <table:table-cell office:value-type="float" office:value="208811">
            <text:p>208811</text:p>
          </table:table-cell>
          <table:table-cell table:style-name="ce14" office:value-type="string">
            <text:p>Ken Perli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08811">
            <text:p>208811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2007">
            <text:p>2007</text:p>
          </table:table-cell>
          <table:table-cell office:value-type="float" office:value="208896">
            <text:p>208896</text:p>
          </table:table-cell>
          <table:table-cell table:style-name="ce14" office:value-type="string">
            <text:p>Greg Ward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08896">
            <text:p>208896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style-name="Default" office:value-type="float" office:value="44594">
            <text:p>44594</text:p>
          </table:table-cell>
          <table:table-cell table:style-name="ce14" office:value-type="string">
            <text:p>Tomoyuki Nishita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float" office:value="44516">
            <text:p>44516</text:p>
          </table:table-cell>
          <table:table-cell table:style-name="ce14" office:value-type="string">
            <text:p>Thomas W. Sederberg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4516">
            <text:p>44516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2005">
            <text:p>2005</text:p>
          </table:table-cell>
          <table:table-cell office:value-type="float" office:value="46471">
            <text:p>46471</text:p>
          </table:table-cell>
          <table:table-cell table:style-name="ce16" office:value-type="string">
            <text:p><text:span text:style-name="T3">Jos Stam</text:span>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6471">
            <text:p>46471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style-name="Default" office:value-type="float" office:value="46251">
            <text:p>46251</text:p>
          </table:table-cell>
          <table:table-cell table:style-name="ce14" office:value-type="string">
            <text:p>Pat Hanrahan</text:p>
          </table:table-cell>
          <table:table-cell table:number-columns-repeated="2"/>
          <table:table-cell office:value-type="float" office:value="2004">
            <text:p>2004</text:p>
          </table:table-cell>
          <table:table-cell office:value-type="float" office:value="208193">
            <text:p>208193</text:p>
          </table:table-cell>
          <table:table-cell table:style-name="ce14" office:value-type="string">
            <text:p>Hugues Hoppe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08193">
            <text:p>208193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2003">
            <text:p>2003</text:p>
          </table:table-cell>
          <table:table-cell office:value-type="float" office:value="46131">
            <text:p>46131</text:p>
          </table:table-cell>
          <table:table-cell table:style-name="ce14" office:value-type="string">
            <text:p>Peter Schröd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6131">
            <text:p>46131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style-name="Default" office:value-type="float" office:value="610669">
            <text:p>610669</text:p>
          </table:table-cell>
          <table:table-cell table:style-name="ce14" office:value-type="string">
            <text:p>Lance J. Williams</text:p>
          </table:table-cell>
          <table:table-cell table:number-columns-repeated="2"/>
          <table:table-cell office:value-type="float" office:value="2002">
            <text:p>2002</text:p>
          </table:table-cell>
          <table:table-cell office:value-type="float" office:value="673118">
            <text:p>673118</text:p>
          </table:table-cell>
          <table:table-cell table:style-name="ce14" office:value-type="string">
            <text:p>David Kirk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673118">
            <text:p>673118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2001">
            <text:p>2001</text:p>
          </table:table-cell>
          <table:table-cell office:value-type="float" office:value="205426">
            <text:p>205426</text:p>
          </table:table-cell>
          <table:table-cell table:style-name="ce14" office:value-type="string">
            <text:p>Andrew Witki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05426">
            <text:p>205426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style-name="Default" office:value-type="float" office:value="209082">
            <text:p>209082</text:p>
          </table:table-cell>
          <table:table-cell table:style-name="ce14" office:value-type="string">
            <text:p>James F. Blinn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55459">
            <text:p>55459</text:p>
          </table:table-cell>
          <table:table-cell table:style-name="ce14" office:value-type="string">
            <text:p>David H. Salesi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55459">
            <text:p>55459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1999">
            <text:p>1999</text:p>
          </table:table-cell>
          <table:table-cell office:value-type="float" office:value="44574">
            <text:p>44574</text:p>
          </table:table-cell>
          <table:table-cell table:style-name="ce14" office:value-type="string">
            <text:p>Tony DeRose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4574">
            <text:p>44574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style-name="Default" office:value-type="float" office:value="527488">
            <text:p>527488</text:p>
          </table:table-cell>
          <table:table-cell table:style-name="ce14" office:value-type="string">
            <text:p>James Foley</text:p>
          </table:table-cell>
          <table:table-cell table:number-columns-repeated="2"/>
          <table:table-cell office:value-type="float" office:value="1998">
            <text:p>1998</text:p>
          </table:table-cell>
          <table:table-cell office:value-type="float" office:value="45871">
            <text:p>45871</text:p>
          </table:table-cell>
          <table:table-cell table:style-name="ce14" office:value-type="string">
            <text:p>Michael F. Cohe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5871">
            <text:p>45871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1997">
            <text:p>1997</text:p>
          </table:table-cell>
          <table:table-cell office:value-type="float" office:value="44513">
            <text:p>44513</text:p>
          </table:table-cell>
          <table:table-cell table:style-name="ce14" office:value-type="string">
            <text:p>Przemyslaw Prusinkiewicz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4513">
            <text:p>44513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style-name="Default" office:value-type="float" office:value="216810">
            <text:p>216810</text:p>
          </table:table-cell>
          <table:table-cell table:style-name="ce14" office:value-type="string">
            <text:p>José Luis Encarnação</text:p>
          </table:table-cell>
          <table:table-cell table:number-columns-repeated="2"/>
          <table:table-cell office:value-type="float" office:value="1996">
            <text:p>1996</text:p>
          </table:table-cell>
          <table:table-cell office:value-type="float" office:value="44894">
            <text:p>44894</text:p>
          </table:table-cell>
          <table:table-cell table:style-name="ce14" office:value-type="string">
            <text:p>Marc Levoy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4894">
            <text:p>44894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1995">
            <text:p>1995</text:p>
          </table:table-cell>
          <table:table-cell office:value-type="float" office:value="208842">
            <text:p>208842</text:p>
          </table:table-cell>
          <table:table-cell table:style-name="ce14" office:value-type="string">
            <text:p>Kurt Akeley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08842">
            <text:p>208842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style-name="Default" office:value-type="float" office:value="674028">
            <text:p>674028</text:p>
          </table:table-cell>
          <table:table-cell table:style-name="ce14" office:value-type="string">
            <text:p>Ed Catmull</text:p>
          </table:table-cell>
          <table:table-cell table:number-columns-repeated="2"/>
          <table:table-cell office:value-type="float" office:value="1994">
            <text:p>1994</text:p>
          </table:table-cell>
          <table:table-cell office:value-type="float" office:value="45872">
            <text:p>45872</text:p>
          </table:table-cell>
          <table:table-cell table:style-name="ce14" office:value-type="string">
            <text:p>Kenneth E. Torrance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5872">
            <text:p>45872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1993">
            <text:p>1993</text:p>
          </table:table-cell>
          <table:table-cell office:value-type="float" office:value="46251">
            <text:p>46251</text:p>
          </table:table-cell>
          <table:table-cell table:style-name="ce14" office:value-type="string">
            <text:p>Pat Hanraha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6251">
            <text:p>46251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style-name="Default" office:value-type="float" office:value="48207">
            <text:p>48207</text:p>
          </table:table-cell>
          <table:table-cell table:style-name="ce14" office:value-type="string">
            <text:p>Andries van Dam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75579">
            <text:p>75579</text:p>
          </table:table-cell>
          <table:table-cell table:style-name="ce14" office:value-type="string">
            <text:p>Henry Fuchs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75579">
            <text:p>75579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1991">
            <text:p>1991</text:p>
          </table:table-cell>
          <table:table-cell office:value-type="float" office:value="208748">
            <text:p>208748</text:p>
          </table:table-cell>
          <table:table-cell table:style-name="ce14" office:value-type="string">
            <text:p>James T. Kajiya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08748">
            <text:p>208748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style-name="Default" office:value-type="float" office:value="977306">
            <text:p>977306</text:p>
          </table:table-cell>
          <table:table-cell table:style-name="ce14" office:value-type="string">
            <text:p>David C. Evans</text:p>
          </table:table-cell>
          <table:table-cell table:number-columns-repeated="2"/>
          <table:table-cell office:value-type="float" office:value="1990">
            <text:p>1990</text:p>
          </table:table-cell>
          <table:table-cell office:value-type="float" office:value="525061">
            <text:p>525061</text:p>
          </table:table-cell>
          <table:table-cell table:style-name="ce14" office:value-type="string">
            <text:p>Richard Shoup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525061">
            <text:p>525061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3"/>
          <table:table-cell office:value-type="float" office:value="278049">
            <text:p>278049</text:p>
          </table:table-cell>
          <table:table-cell table:style-name="ce1" office:value-type="string">
            <text:p><text:span text:style-name="T3">Alvy Ray Smith</text:span>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78049">
            <text:p>278049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style-name="Default" office:value-type="float" office:value="45870">
            <text:p>45870</text:p>
          </table:table-cell>
          <table:table-cell table:style-name="ce14" office:value-type="string">
            <text:p>Donald P. Greenberg</text:p>
          </table:table-cell>
          <table:table-cell table:number-columns-repeated="2"/>
          <table:table-cell office:value-type="float" office:value="1989">
            <text:p>1989</text:p>
          </table:table-cell>
          <table:table-cell office:value-type="float" office:value="546052">
            <text:p>546052</text:p>
          </table:table-cell>
          <table:table-cell table:style-name="ce14" office:value-type="string">
            <text:p>John Warnock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546052">
            <text:p>546052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1988">
            <text:p>1988</text:p>
          </table:table-cell>
          <table:table-cell office:value-type="float" office:value="4196">
            <text:p>4196</text:p>
          </table:table-cell>
          <table:table-cell table:style-name="ce14" office:value-type="string">
            <text:p>Alan H. Bar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196">
            <text:p>4196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style-name="Default" office:value-type="float" office:value="594066">
            <text:p>594066</text:p>
          </table:table-cell>
          <table:table-cell table:style-name="ce14" office:value-type="string">
            <text:p>Pierre Bézier</text:p>
          </table:table-cell>
          <table:table-cell table:number-columns-repeated="2"/>
          <table:table-cell office:value-type="float" office:value="1987">
            <text:p>1987</text:p>
          </table:table-cell>
          <table:table-cell office:value-type="float" office:value="5941">
            <text:p>5941</text:p>
          </table:table-cell>
          <table:table-cell table:style-name="ce14" office:value-type="string">
            <text:p>Robert Cook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5941">
            <text:p>5941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number-columns-repeated="2"/>
          <table:table-cell office:value-type="float" office:value="1986">
            <text:p>1986</text:p>
          </table:table-cell>
          <table:table-cell office:value-type="float" office:value="208319">
            <text:p>208319</text:p>
          </table:table-cell>
          <table:table-cell table:style-name="ce14" office:value-type="string">
            <text:p>Turner Whitted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08319">
            <text:p>208319</text:p>
          </table:table-cell>
          <table:table-cell office:value-type="string">
            <text:p>)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style-name="Default" office:value-type="float" office:value="208932">
            <text:p>208932</text:p>
          </table:table-cell>
          <table:table-cell table:style-name="ce14" office:value-type="string">
            <text:p>Ivan E. Sutherland</text:p>
          </table:table-cell>
          <table:table-cell table:number-columns-repeated="2"/>
          <table:table-cell office:value-type="float" office:value="1985">
            <text:p>1985</text:p>
          </table:table-cell>
          <table:table-cell office:value-type="float" office:value="452388">
            <text:p>452388</text:p>
          </table:table-cell>
          <table:table-cell table:style-name="ce14" office:value-type="string">
            <text:p>Loren Carpenter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52388">
            <text:p>452388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6"/>
          <table:table-cell office:value-type="float" office:value="1984">
            <text:p>1984</text:p>
          </table:table-cell>
          <table:table-cell office:value-type="float" office:value="452791">
            <text:p>452791</text:p>
          </table:table-cell>
          <table:table-cell table:style-name="ce14" office:value-type="string">
            <text:p>James H. Clark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452791">
            <text:p>452791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6"/>
          <table:table-cell office:value-type="float" office:value="1983">
            <text:p>1983</text:p>
          </table:table-cell>
          <table:table-cell office:value-type="float" office:value="209082">
            <text:p>209082</text:p>
          </table:table-cell>
          <table:table-cell table:style-name="ce14" office:value-type="string">
            <text:p>James F. Blinn</text:p>
          </table:table-cell>
          <table:table-cell table:number-columns-repeated="2"/>
          <table:table-cell table:style-name="ce6" office:value-type="string">
            <text:p>awards[<text:span text:style-name="T1">self</text:span><text:span text:style-name="T2">.SIGGRAPH].append(</text:span></text:p>
          </table:table-cell>
          <table:table-cell office:value-type="float" office:value="209082">
            <text:p>209082</text:p>
          </table:table-cell>
          <table:table-cell office:value-type="string">
            <text:p>)</text:p>
          </table:table-cell>
        </table:table-row>
        <table:table-row table:style-name="ro3" table:number-rows-repeated="1048541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IGOPS" table:style-name="ta1">
        <table:table-column table:style-name="co1" table:default-cell-style-name="Default"/>
        <table:table-row table:style-name="ro2">
          <table:table-cell/>
        </table:table-row>
      </table:table>
      <table:table table:name="SIGPLAN" table:style-name="ta1">
        <table:table-column table:style-name="co1" table:number-columns-repeated="4" table:default-cell-style-name="Default"/>
        <table:table-row table:style-name="ro3" table:number-rows-repeated="4">
          <table:table-cell table:number-columns-repeated="4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147635">
            <text:p>147635</text:p>
          </table:table-cell>
          <table:table-cell office:value-type="string">
            <text:p>Matthias Felleisen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77858">
            <text:p>77858</text:p>
          </table:table-cell>
          <table:table-cell office:value-type="string">
            <text:p>Sir Charles Antony Richard Hoare, FRS, FREng, FBCS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100558">
            <text:p>100558</text:p>
          </table:table-cell>
          <table:table-cell office:value-type="string">
            <text:p>Gordon D. Plotkin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118821">
            <text:p>118821</text:p>
          </table:table-cell>
          <table:table-cell office:value-type="string">
            <text:p>Rod Burstall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47677">
            <text:p>47677</text:p>
          </table:table-cell>
          <table:table-cell office:value-type="string">
            <text:p>Barbara Liskov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48677">
            <text:p>48677</text:p>
          </table:table-cell>
          <table:table-cell office:value-type="string">
            <text:p>Niklaus Wirth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49345">
            <text:p>49345</text:p>
          </table:table-cell>
          <table:table-cell office:value-type="string">
            <text:p>Ron Cytron</text:p>
          </table:table-cell>
        </table:table-row>
        <table:table-row table:style-name="ro1">
          <table:table-cell table:number-columns-repeated="2"/>
          <table:table-cell office:value-type="float" office:value="49346">
            <text:p>49346</text:p>
          </table:table-cell>
          <table:table-cell table:style-name="ce1" office:value-type="string">
            <text:p>Jeanne Ferrante</text:p>
          </table:table-cell>
        </table:table-row>
        <table:table-row table:style-name="ro1">
          <table:table-cell table:number-columns-repeated="2"/>
          <table:table-cell office:value-type="float" office:value="48431">
            <text:p>48431</text:p>
          </table:table-cell>
          <table:table-cell table:style-name="ce1" office:value-type="string">
            <text:p>Barry Rosen</text:p>
          </table:table-cell>
        </table:table-row>
        <table:table-row table:style-name="ro1">
          <table:table-cell table:number-columns-repeated="2"/>
          <table:table-cell office:value-type="float" office:value="902675">
            <text:p>902675</text:p>
          </table:table-cell>
          <table:table-cell table:style-name="ce1" office:value-type="string">
            <text:p>Mark Wegman</text:p>
          </table:table-cell>
        </table:table-row>
        <table:table-row table:style-name="ro1">
          <table:table-cell table:number-columns-repeated="2"/>
          <table:table-cell office:value-type="float" office:value="429927">
            <text:p>429927</text:p>
          </table:table-cell>
          <table:table-cell table:style-name="ce1" office:value-type="string">
            <text:p>Kenneth Zadeck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169864">
            <text:p>169864</text:p>
          </table:table-cell>
          <table:table-cell office:value-type="string">
            <text:p>Erich Gamma</text:p>
          </table:table-cell>
        </table:table-row>
        <table:table-row table:style-name="ro1">
          <table:table-cell table:number-columns-repeated="2"/>
          <table:table-cell office:value-type="float" office:value="122990">
            <text:p>122990</text:p>
          </table:table-cell>
          <table:table-cell table:style-name="ce1" office:value-type="string">
            <text:p>Richard Helm</text:p>
          </table:table-cell>
        </table:table-row>
        <table:table-row table:style-name="ro1">
          <table:table-cell table:number-columns-repeated="2"/>
          <table:table-cell office:value-type="float" office:value="683164">
            <text:p>683164</text:p>
          </table:table-cell>
          <table:table-cell table:style-name="ce1" office:value-type="string">
            <text:p>Ralph Johnson</text:p>
          </table:table-cell>
        </table:table-row>
        <table:table-row table:style-name="ro1">
          <table:table-cell table:number-columns-repeated="2"/>
          <table:table-cell office:value-type="float" office:value="202730">
            <text:p>202730</text:p>
          </table:table-cell>
          <table:table-cell table:style-name="ce1" office:value-type="string">
            <text:p>John Vlissides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449819">
            <text:p>449819</text:p>
          </table:table-cell>
          <table:table-cell office:value-type="string">
            <text:p>John Backus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661545">
            <text:p>661545</text:p>
          </table:table-cell>
          <table:table-cell office:value-type="string">
            <text:p>John Reynolds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62012">
            <text:p>62012</text:p>
          </table:table-cell>
          <table:table-cell office:value-type="string">
            <text:p>John McCarthy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100190">
            <text:p>100190</text:p>
          </table:table-cell>
          <table:table-cell office:value-type="string">
            <text:p>Robin Milner</text:p>
          </table:table-cell>
        </table:table-row>
        <table:table-row table:style-name="ro3">
          <table:table-cell/>
          <table:table-cell office:value-type="float" office:value="2000">
            <text:p>2000</text:p>
          </table:table-cell>
          <table:table-cell office:value-type="float" office:value="107177">
            <text:p>107177</text:p>
          </table:table-cell>
          <table:table-cell office:value-type="string">
            <text:p>Susan Graham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29861">
            <text:p>29861</text:p>
          </table:table-cell>
          <table:table-cell office:value-type="string">
            <text:p>Ken Kennedy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450668">
            <text:p>450668</text:p>
          </table:table-cell>
          <table:table-cell office:value-type="string">
            <text:p>Fran Allen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147197">
            <text:p>147197</text:p>
          </table:table-cell>
          <table:table-cell office:value-type="string">
            <text:p>Guy Steele</text:p>
          </table:table-cell>
        </table:table-row>
        <table:table-row table:style-name="ro3" table:number-rows-repeated="1048548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IGSOFT" table:style-name="ta1">
        <table:table-column table:style-name="co1" table:number-columns-repeated="5" table:default-cell-style-name="Default"/>
        <table:table-row table:style-name="ro3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float" office:value="2013">
            <text:p>2013</text:p>
          </table:table-cell>
          <table:table-cell office:value-type="float" office:value="49241">
            <text:p>49241</text:p>
          </table:table-cell>
          <table:table-cell office:value-type="string">
            <text:p>David Notkin</text:p>
          </table:table-cell>
        </table:table-row>
        <table:table-row table:style-name="ro1">
          <table:table-cell table:number-columns-repeated="2"/>
          <table:table-cell office:value-type="float" office:value="2012">
            <text:p>2012</text:p>
          </table:table-cell>
          <table:table-cell office:value-type="float" office:value="48351">
            <text:p>48351</text:p>
          </table:table-cell>
          <table:table-cell office:value-type="string">
            <text:p>Lori Clarke</text:p>
          </table:table-cell>
        </table:table-row>
        <table:table-row table:style-name="ro1">
          <table:table-cell table:number-columns-repeated="2"/>
          <table:table-cell office:value-type="float" office:value="2011">
            <text:p>2011</text:p>
          </table:table-cell>
          <table:table-cell office:value-type="float" office:value="12153">
            <text:p>12153</text:p>
          </table:table-cell>
          <table:table-cell office:value-type="string">
            <text:p>David Garlan</text:p>
          </table:table-cell>
        </table:table-row>
        <table:table-row table:style-name="ro1">
          <table:table-cell table:number-columns-repeated="3"/>
          <table:table-cell office:value-type="float" office:value="48742">
            <text:p>48742</text:p>
          </table:table-cell>
          <table:table-cell office:value-type="string">
            <text:p>Mary Shaw</text:p>
          </table:table-cell>
        </table:table-row>
        <table:table-row table:style-name="ro1">
          <table:table-cell table:number-columns-repeated="2"/>
          <table:table-cell office:value-type="float" office:value="2010">
            <text:p>2010</text:p>
          </table:table-cell>
          <table:table-cell office:value-type="float" office:value="169864">
            <text:p>169864</text:p>
          </table:table-cell>
          <table:table-cell office:value-type="string">
            <text:p>Erich Gamma</text:p>
          </table:table-cell>
        </table:table-row>
        <table:table-row table:style-name="ro1">
          <table:table-cell table:number-columns-repeated="3"/>
          <table:table-cell office:value-type="float" office:value="122990">
            <text:p>122990</text:p>
          </table:table-cell>
          <table:table-cell table:style-name="ce1" office:value-type="string">
            <text:p>Richard Helm</text:p>
          </table:table-cell>
        </table:table-row>
        <table:table-row table:style-name="ro1">
          <table:table-cell table:number-columns-repeated="3"/>
          <table:table-cell office:value-type="float" office:value="683164">
            <text:p>683164</text:p>
          </table:table-cell>
          <table:table-cell table:style-name="ce1" office:value-type="string">
            <text:p>Ralph Johnson</text:p>
          </table:table-cell>
        </table:table-row>
        <table:table-row table:style-name="ro1">
          <table:table-cell table:number-columns-repeated="3"/>
          <table:table-cell office:value-type="float" office:value="202730">
            <text:p>202730</text:p>
          </table:table-cell>
          <table:table-cell table:style-name="ce1" office:value-type="string">
            <text:p>John Vlissides</text:p>
          </table:table-cell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 office:value-type="float" office:value="48493">
            <text:p>48493</text:p>
          </table:table-cell>
          <table:table-cell office:value-type="string">
            <text:p>Richard N. Taylor</text:p>
          </table:table-cell>
        </table:table-row>
        <table:table-row table:style-name="ro1">
          <table:table-cell table:number-columns-repeated="2"/>
          <table:table-cell office:value-type="float" office:value="2008">
            <text:p>2008</text:p>
          </table:table-cell>
          <table:table-cell office:value-type="float" office:value="48436">
            <text:p>48436</text:p>
          </table:table-cell>
          <table:table-cell office:value-type="string">
            <text:p>Axel van Lamsweerde</text:p>
          </table:table-cell>
        </table:table-row>
        <table:table-row table:style-name="ro1">
          <table:table-cell table:number-columns-repeated="2"/>
          <table:table-cell office:value-type="float" office:value="2007">
            <text:p>2007</text:p>
          </table:table-cell>
          <table:table-cell office:value-type="float" office:value="48369">
            <text:p>48369</text:p>
          </table:table-cell>
          <table:table-cell office:value-type="string">
            <text:p>Elaine J. Weyuker</text:p>
          </table:table-cell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office:value-type="float" office:value="27007">
            <text:p>27007</text:p>
          </table:table-cell>
          <table:table-cell office:value-type="string">
            <text:p>David Harel</text:p>
          </table:table-cell>
        </table:table-row>
        <table:table-row table:style-name="ro1">
          <table:table-cell table:number-columns-repeated="2"/>
          <table:table-cell office:value-type="float" office:value="2005">
            <text:p>2005</text:p>
          </table:table-cell>
          <table:table-cell office:value-type="float" office:value="48299">
            <text:p>48299</text:p>
          </table:table-cell>
          <table:table-cell office:value-type="string">
            <text:p>Jeff Kramer</text:p>
          </table:table-cell>
        </table:table-row>
        <table:table-row table:style-name="ro1">
          <table:table-cell table:number-columns-repeated="3"/>
          <table:table-cell office:value-type="float" office:value="49760">
            <text:p>49760</text:p>
          </table:table-cell>
          <table:table-cell office:value-type="string">
            <text:p>Jeff Magee</text:p>
          </table:table-cell>
        </table:table-row>
        <table:table-row table:style-name="ro1">
          <table:table-cell table:number-columns-repeated="2"/>
          <table:table-cell office:value-type="float" office:value="2004">
            <text:p>2004</text:p>
          </table:table-cell>
          <table:table-cell office:value-type="float" office:value="624661">
            <text:p>624661</text:p>
          </table:table-cell>
          <table:table-cell office:value-type="string">
            <text:p>Nancy Leveson</text:p>
          </table:table-cell>
        </table:table-row>
        <table:table-row table:style-name="ro1">
          <table:table-cell table:number-columns-repeated="2"/>
          <table:table-cell office:value-type="float" office:value="2003">
            <text:p>2003</text:p>
          </table:table-cell>
          <table:table-cell office:value-type="float" office:value="48654">
            <text:p>48654</text:p>
          </table:table-cell>
          <table:table-cell office:value-type="string">
            <text:p>Leon J. Osterweil</text:p>
          </table:table-cell>
        </table:table-row>
        <table:table-row table:style-name="ro1">
          <table:table-cell table:number-columns-repeated="2"/>
          <table:table-cell office:value-type="float" office:value="2002">
            <text:p>2002</text:p>
          </table:table-cell>
          <table:table-cell office:value-type="float" office:value="48217">
            <text:p>48217</text:p>
          </table:table-cell>
          <table:table-cell office:value-type="string">
            <text:p>Gerard Holzmann</text:p>
          </table:table-cell>
        </table:table-row>
        <table:table-row table:style-name="ro3">
          <table:table-cell table:number-columns-repeated="2"/>
          <table:table-cell office:value-type="float" office:value="2001">
            <text:p>2001</text:p>
          </table:table-cell>
          <table:table-cell office:value-type="float" office:value="27244">
            <text:p>27244</text:p>
          </table:table-cell>
          <table:table-cell office:value-type="string">
            <text:p>Michael Jackson</text:p>
          </table:table-cell>
        </table:table-row>
        <table:table-row table:style-name="ro1">
          <table:table-cell table:number-columns-repeated="2"/>
          <table:table-cell office:value-type="float" office:value="2000">
            <text:p>2000</text:p>
          </table:table-cell>
          <table:table-cell office:value-type="float" office:value="48466">
            <text:p>48466</text:p>
          </table:table-cell>
          <table:table-cell office:value-type="string">
            <text:p>Victor Basili</text:p>
          </table:table-cell>
        </table:table-row>
        <table:table-row table:style-name="ro1">
          <table:table-cell table:number-columns-repeated="2"/>
          <table:table-cell office:value-type="float" office:value="1999">
            <text:p>1999</text:p>
          </table:table-cell>
          <table:table-cell office:value-type="float" office:value="48747">
            <text:p>48747</text:p>
          </table:table-cell>
          <table:table-cell office:value-type="string">
            <text:p>Harlan Mills</text:p>
          </table:table-cell>
        </table:table-row>
        <table:table-row table:style-name="ro1">
          <table:table-cell table:number-columns-repeated="3"/>
          <table:table-cell office:value-type="float" office:value="48677">
            <text:p>48677</text:p>
          </table:table-cell>
          <table:table-cell office:value-type="string">
            <text:p>Niklaus Wirth</text:p>
          </table:table-cell>
        </table:table-row>
        <table:table-row table:style-name="ro1">
          <table:table-cell table:number-columns-repeated="2"/>
          <table:table-cell office:value-type="float" office:value="1998">
            <text:p>1998</text:p>
          </table:table-cell>
          <table:table-cell office:value-type="float" office:value="48467">
            <text:p>48467</text:p>
          </table:table-cell>
          <table:table-cell office:value-type="string">
            <text:p>David Parnas</text:p>
          </table:table-cell>
        </table:table-row>
        <table:table-row table:style-name="ro1">
          <table:table-cell table:number-columns-repeated="2"/>
          <table:table-cell office:value-type="float" office:value="1997">
            <text:p>1997</text:p>
          </table:table-cell>
          <table:table-cell office:value-type="float" office:value="48429">
            <text:p>48429</text:p>
          </table:table-cell>
          <table:table-cell office:value-type="string">
            <text:p>Barry Boehm</text:p>
          </table:table-cell>
        </table:table-row>
        <table:table-row table:style-name="ro3" table:number-rows-repeated="1048547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02-24T15:54:07</meta:creation-date>
    <dc:date>2013-06-18T16:02:58</dc:date>
    <dc:creator>Bruno Leite</dc:creator>
    <meta:editing-duration>P2DT16H28M55S</meta:editing-duration>
    <meta:editing-cycles>86</meta:editing-cycles>
    <meta:generator>LibreOffice/3.5$Linux_X86_64 LibreOffice_project/350m1$Build-2</meta:generator>
    <meta:document-statistic meta:table-count="10" meta:cell-count="1191" meta:object-count="0"/>
  </office:meta>
</office:document-meta>
</file>